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7-07" calcext:value-type="date">
            <text:p>07/07/2025</text:p>
          </table:table-cell>
          <table:table-cell table:style-name="ce64" table:formula="of:=[.C12]-[.F1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13]-[.F1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NF 6417 - process. 08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9-05" calcext:value-type="date">
            <text:p>05/09/2025</text:p>
          </table:table-cell>
          <table:table-cell table:style-name="ce64" table:formula="of:=[.C14]-[.F1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NF 6426 - process. 09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8"/>
          <table:table-cell table:style-name="ce64" table:formula="of:=[.C15]-[.F15]" office:value-type="float" office:value="520" calcext:value-type="float">
            <text:p>520,00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5])" office:value-type="float" office:value="520" calcext:value-type="float">
            <text:p>520,00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1.785486050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1.7876083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